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33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ff0000" draw:marker-start-width="0.45cm" draw:marker-end-width="0.45cm" draw:fill-color="#ff3333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fill-color="#33a3a3"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fill-color="#2323dc" draw:opacity-name="Transparency_20_1" draw:textarea-horizontal-align="justify" draw:textarea-vertical-align="middle" draw:auto-grow-height="false"/>
    </style:style>
    <style:style style:name="gr5" style:family="graphic" style:parent-style-name="standard">
      <style:graphic-properties svg:stroke-width="0.035cm" svg:stroke-color="#ff000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ff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32cm"/>
    </style:style>
    <style:style style:name="gr8" style:family="graphic" style:parent-style-name="standard">
      <style:graphic-properties svg:stroke-width="0.035cm" svg:stroke-color="#008000" draw:marker-start-width="0.254cm" draw:marker-end="Arrow" draw:marker-end-width="0.353cm" draw:textarea-horizontal-align="center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draw:stroke="none" svg:stroke-color="#000000" draw:fill="none" draw:fill-color="#ffffff" fo:min-height="0.433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1cm" svg:stroke-color="#ff0000" draw:marker-start-width="0.45cm" draw:marker-end-width="0.45cm" draw:fill-color="#2323dc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45cm" draw:marker-end-width="0.45cm" draw:fill-color="#33a3a3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035cm" svg:stroke-color="#008000" draw:marker-start-width="0.254cm" draw:marker-end="Arrow" draw:marker-end-width="0.356cm" draw:textarea-horizontal-align="center" draw:textarea-vertical-align="middle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svg:stroke-color="#ff0000" draw:marker-start-width="0.254cm" draw:marker-end="Arrow" draw:marker-end-width="0.354cm" draw:textarea-horizontal-align="center" draw:textarea-vertical-align="middle" fo:padding-top="0.144cm" fo:padding-bottom="0.144cm" fo:padding-left="0.269cm" fo:padding-right="0.269cm"/>
    </style:style>
    <style:style style:name="gr15" style:family="graphic" style:parent-style-name="standard">
      <style:graphic-properties draw:stroke="none" svg:stroke-color="#000000" draw:fill="none" draw:fill-color="#ffffff" fo:min-height="0.879cm"/>
    </style:style>
    <style:style style:name="gr16" style:family="graphic" style:parent-style-name="standard">
      <style:graphic-properties draw:stroke="none" svg:stroke-color="#000000" draw:fill="none" draw:fill-color="#ffffff" fo:min-height="0.88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4pt" style:font-size-asian="14pt" style:font-size-complex="14pt"/>
    </style:style>
    <style:style style:name="T6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0.871cm" svg:x="1cm" svg:y="3cm">
          <text:p text:style-name="P1">CF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.5cm" svg:height="0.871cm" svg:x="1cm" svg:y="4.655cm">
          <text:p text:style-name="P1">R11 <text:span text:style-name="T1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5cm" svg:height="0.872cm" svg:x="1cm" svg:y="6.396cm">
          <text:p text:style-name="P1">R500 <text:span text:style-name="T1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.5cm" svg:height="0.871cm" svg:x="1cm" svg:y="10.142cm">
          <text:p text:style-name="P1">R12 <text:span text:style-name="T1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0.871cm" svg:x="9.3cm" svg:y="3cm">
          <text:p text:style-name="P1">HCF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cm" svg:height="0.871cm" svg:x="17.4cm" svg:y="3cm">
          <text:p text:style-name="P1">HF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4.5cm" svg:height="0.872cm" svg:x="1cm" svg:y="14.932cm">
          <text:p text:style-name="P1">R502 <text:span text:style-name="T1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4.5cm" svg:height="0.871cm" svg:x="1cm" svg:y="17.371cm">
          <text:p text:style-name="P1">R13B1 <text:span text:style-name="T1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4.5cm" svg:height="0.871cm" svg:x="1cm" svg:y="18.329cm">
          <text:p text:style-name="P1">R503 <text:span text:style-name="T1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5cm" svg:height="0.871cm" svg:x="9.3cm" svg:y="4.655cm">
          <text:p text:style-name="P1">R123 <text:span text:style-name="T2"><text:s/>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5cm" svg:height="0.871cm" svg:x="9.3cm" svg:y="5.961cm">
          <text:p text:style-name="P1">R409B <text:span text:style-name="T2"><text:s/>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4.5cm" svg:height="0.871cm" svg:x="9.3cm" svg:y="7.79cm">
          <text:p text:style-name="P1">R401A/B <text:span text:style-name="T2"><text:s/>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5.5cm" svg:y1="5.09cm" svg:x2="9.3cm" svg:y2="5.09cm" draw:start-shape="id1" draw:start-glue-point="1" draw:end-shape="id2" draw:end-glue-point="3" svg:d="m5500 5090h3800">
          <text:p/>
        </draw:connector>
        <draw:connector draw:style-name="gr6" draw:text-style-name="P1" draw:layer="layout" draw:type="line" svg:x1="5.5cm" svg:y1="6.832cm" svg:x2="9.3cm" svg:y2="6.396cm" draw:start-shape="id3" draw:start-glue-point="1" draw:end-shape="id4" draw:end-glue-point="3" svg:d="m5500 6832 3800-436">
          <text:p/>
        </draw:connector>
        <draw:custom-shape draw:style-name="gr4" draw:text-style-name="P2" draw:layer="layout" svg:width="4.5cm" svg:height="0.871cm" svg:x="17.4cm" svg:y="4.655cm">
          <text:p text:style-name="P2"><text:span text:style-name="T3">OZEON KLEA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cm" svg:height="0.725cm" svg:x="22cm" svg:y="4.742cm">
          <draw:text-box>
            <text:p text:style-name="P3"><text:span text:style-name="T4">Nettoyage d'installation</text:span></text:p>
          </draw:text-box>
        </draw:frame>
        <draw:custom-shape draw:style-name="gr4" draw:text-style-name="P2" xml:id="id5" draw:id="id5" draw:layer="layout" svg:width="4.5cm" svg:height="0.87cm" svg:x="17.4cm" svg:y="7.617cm">
          <text:p text:style-name="P2"><text:span text:style-name="T3">R413A </text:span><text:span text:style-name="T5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5.5cm" svg:y1="6.832cm" svg:x2="17.4cm" svg:y2="8.052cm" draw:start-shape="id3" draw:start-glue-point="1" draw:end-shape="id5" draw:end-glue-point="3" svg:d="m5500 6832 11900 1220">
          <text:p/>
        </draw:connector>
        <draw:frame draw:style-name="gr9" draw:text-style-name="P3" draw:layer="layout" svg:width="6cm" svg:height="0.725cm" svg:x="22cm" svg:y="7.704cm">
          <draw:text-box>
            <text:p text:style-name="P3"><text:span text:style-name="T4">Climatisation automobile</text:span></text:p>
          </draw:text-box>
        </draw:frame>
        <draw:connector draw:style-name="gr6" draw:text-style-name="P1" draw:layer="layout" draw:type="line" svg:x1="5.5cm" svg:y1="10.577cm" svg:x2="9.3cm" svg:y2="8.225cm" draw:start-shape="id6" draw:start-glue-point="1" draw:end-shape="id7" draw:end-glue-point="3" svg:d="m5500 10577 3800-2352">
          <text:p/>
        </draw:connector>
        <draw:connector draw:style-name="gr10" draw:text-style-name="P1" draw:layer="layout" draw:type="line" svg:x1="5.5cm" svg:y1="10.577cm" svg:x2="17.4cm" svg:y2="8.052cm" draw:start-shape="id6" draw:start-glue-point="1" draw:end-shape="id5" svg:d="m5500 10577 11900-2525">
          <text:p/>
        </draw:connector>
        <draw:custom-shape draw:style-name="gr11" draw:text-style-name="P2" xml:id="id8" draw:id="id8" draw:layer="layout" svg:width="4.5cm" svg:height="0.87cm" svg:x="17.4cm" svg:y="8.749cm">
          <text:p text:style-name="P2"><text:span text:style-name="T3">R134A </text:span><text:span text:style-name="T5"><text:s/>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5cm" svg:y1="10.577cm" svg:x2="17.4cm" svg:y2="9.184cm" draw:start-shape="id6" draw:start-glue-point="1" draw:end-shape="id8" draw:end-glue-point="3" svg:d="m5500 10577 11900-1393">
          <text:p/>
        </draw:connector>
        <draw:frame draw:style-name="gr7" draw:text-style-name="P3" draw:layer="layout" svg:width="6cm" svg:height="0.725cm" svg:x="22cm" svg:y="8.661cm">
          <draw:text-box>
            <text:p text:style-name="P3"><text:span text:style-name="T4">Climatisation automobile</text:span></text:p>
          </draw:text-box>
        </draw:frame>
        <draw:frame draw:style-name="gr9" draw:text-style-name="P3" draw:layer="layout" svg:width="6cm" svg:height="0.725cm" svg:x="22cm" svg:y="9.097cm">
          <draw:text-box>
            <text:p text:style-name="P3"><text:span text:style-name="T4">Refroidisseurs de liquide</text:span></text:p>
          </draw:text-box>
        </draw:frame>
        <draw:custom-shape draw:style-name="gr3" draw:text-style-name="P1" xml:id="id9" draw:id="id9" draw:layer="layout" svg:width="4.5cm" svg:height="0.871cm" svg:x="9.3cm" svg:y="10.229cm">
          <text:p text:style-name="P1">R409A <text:span text:style-name="T2"><text:s/>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5cm" svg:y1="10.577cm" svg:x2="9.3cm" svg:y2="10.664cm" draw:start-shape="id6" draw:start-glue-point="1" draw:end-shape="id9" draw:end-glue-point="3" svg:d="m5500 10577 3800 87">
          <text:p/>
        </draw:connector>
        <draw:custom-shape draw:style-name="gr12" draw:text-style-name="P1" xml:id="id14" draw:id="id14" draw:layer="layout" svg:width="4.5cm" svg:height="0.871cm" svg:x="9.3cm" svg:y="11.187cm">
          <text:p text:style-name="P1">R22 <text:span text:style-name="T2"><text:s/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4.5cm" svg:height="0.872cm" svg:x="9.3cm" svg:y="12.145cm">
          <text:p text:style-name="P1">R408A <text:span text:style-name="T2"><text:s/>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5cm" svg:y1="15.368cm" svg:x2="9.3cm" svg:y2="12.581cm" draw:start-shape="id10" draw:start-glue-point="1" draw:end-shape="id11" draw:end-glue-point="3" svg:d="m5500 15368 3800-2787">
          <text:p/>
        </draw:connector>
        <draw:custom-shape draw:style-name="gr3" draw:text-style-name="P1" xml:id="id12" draw:id="id12" draw:layer="layout" svg:width="4.5cm" svg:height="0.871cm" svg:x="9.3cm" svg:y="13.103cm">
          <text:p text:style-name="P1">R402A/B <text:span text:style-name="T2"><text:s/>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4.5cm" svg:height="0.871cm" svg:x="9.3cm" svg:y="14.061cm">
          <text:p text:style-name="P1">R403B<text:span text:style-name="T2"> 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5cm" svg:y1="15.368cm" svg:x2="9.3cm" svg:y2="13.538cm" draw:start-shape="id10" draw:start-glue-point="1" draw:end-shape="id12" draw:end-glue-point="3" svg:d="m5500 15368 3800-1830">
          <text:p/>
        </draw:connector>
        <draw:connector draw:style-name="gr10" draw:text-style-name="P1" draw:layer="layout" draw:type="line" svg:x1="5.5cm" svg:y1="15.368cm" svg:x2="9.3cm" svg:y2="14.496cm" draw:start-shape="id10" draw:start-glue-point="1" draw:end-shape="id13" svg:d="m5500 15368 3800-872">
          <text:p/>
        </draw:connector>
        <draw:custom-shape draw:style-name="gr11" draw:text-style-name="P2" xml:id="id15" draw:id="id15" draw:layer="layout" svg:width="4.5cm" svg:height="0.871cm" svg:x="17.4cm" svg:y="9.706cm">
          <text:p text:style-name="P2"><text:span text:style-name="T3">R407C </text:span><text:span text:style-name="T5"><text:s/>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6" draw:id="id16" draw:layer="layout" svg:width="4.5cm" svg:height="0.872cm" svg:x="17.4cm" svg:y="10.664cm">
          <text:p text:style-name="P2"><text:span text:style-name="T3">R410A </text:span><text:span text:style-name="T5"><text:s/>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7" draw:id="id17" draw:layer="layout" svg:width="4.5cm" svg:height="0.871cm" svg:x="17.4cm" svg:y="11.623cm">
          <text:p text:style-name="P2"><text:span text:style-name="T3">R417A </text:span><text:span text:style-name="T5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3.8cm" svg:y1="11.622cm" svg:x2="17.4cm" svg:y2="10.141cm" draw:start-shape="id14" draw:start-glue-point="1" draw:end-shape="id15" draw:end-glue-point="3" svg:d="m13800 11622 3600-1481">
          <text:p/>
        </draw:connector>
        <draw:connector draw:style-name="gr10" draw:text-style-name="P1" draw:layer="layout" draw:type="line" svg:x1="13.8cm" svg:y1="11.622cm" svg:x2="17.4cm" svg:y2="11.1cm" draw:start-shape="id14" draw:start-glue-point="1" draw:end-shape="id16" draw:end-glue-point="3" svg:d="m13800 11622 3600-522">
          <text:p/>
        </draw:connector>
        <draw:connector draw:style-name="gr10" draw:text-style-name="P1" draw:layer="layout" draw:type="line" svg:x1="13.8cm" svg:y1="11.622cm" svg:x2="17.4cm" svg:y2="12.058cm" draw:start-shape="id14" draw:start-glue-point="1" draw:end-shape="id17" draw:end-glue-point="3" svg:d="m13800 11622 3600 436">
          <text:p/>
        </draw:connector>
        <draw:custom-shape draw:style-name="gr4" draw:text-style-name="P2" xml:id="id18" draw:id="id18" draw:layer="layout" svg:width="4.5cm" svg:height="0.87cm" svg:x="17.4cm" svg:y="12.581cm">
          <text:p text:style-name="P2"><text:span text:style-name="T3">R422D </text:span><text:span text:style-name="T5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9" draw:id="id19" draw:layer="layout" svg:width="4.5cm" svg:height="0.871cm" svg:x="17.4cm" svg:y="13.539cm">
          <text:p text:style-name="P2"><text:span text:style-name="T6">FX100 </text:span><text:span text:style-name="T5">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3.8cm" svg:y1="11.622cm" svg:x2="17.4cm" svg:y2="13.016cm" draw:start-shape="id14" draw:start-glue-point="1" draw:end-shape="id18" draw:end-glue-point="3" svg:d="m13800 11622 3600 1394">
          <text:p/>
        </draw:connector>
        <draw:connector draw:style-name="gr10" draw:text-style-name="P1" draw:layer="layout" draw:type="line" svg:x1="13.8cm" svg:y1="11.622cm" svg:x2="17.4cm" svg:y2="13.974cm" draw:start-shape="id14" draw:start-glue-point="1" draw:end-shape="id19" draw:end-glue-point="3" svg:d="m13800 11622 3600 2352">
          <text:p/>
        </draw:connector>
        <draw:custom-shape draw:style-name="gr4" draw:text-style-name="P2" xml:id="id24" draw:id="id24" draw:layer="layout" svg:width="4.5cm" svg:height="0.872cm" svg:x="17.4cm" svg:y="14.496cm">
          <text:p text:style-name="P2"><text:span text:style-name="T3">R422A </text:span><text:span text:style-name="T5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5" draw:id="id25" draw:layer="layout" svg:width="4.5cm" svg:height="0.871cm" svg:x="17.4cm" svg:y="15.455cm">
          <text:p text:style-name="P2"><text:span text:style-name="T3">R404A </text:span><text:span text:style-name="T5"><text:s/>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6" draw:id="id26" draw:layer="layout" svg:width="4.5cm" svg:height="0.87cm" svg:x="17.4cm" svg:y="16.413cm">
          <text:p text:style-name="P2"><text:span text:style-name="T3">R507 </text:span><text:span text:style-name="T5"><text:s/>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1" draw:id="id21" draw:layer="layout" svg:width="4.5cm" svg:height="0.871cm" svg:x="17.4cm" svg:y="17.371cm">
          <text:p text:style-name="P2"><text:span text:style-name="T3">IS89 </text:span><text:span text:style-name="T5">MO AB 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3" draw:id="id23" draw:layer="layout" svg:width="4.5cm" svg:height="0.871cm" svg:x="17.4cm" svg:y="18.329cm">
          <text:p text:style-name="P2"><text:span text:style-name="T3">R23 </text:span><text:span text:style-name="T5"><text:s/>PO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5.5cm" svg:y1="17.806cm" svg:x2="17.4cm" svg:y2="17.806cm" draw:start-shape="id20" draw:start-glue-point="1" draw:end-shape="id21" draw:end-glue-point="3" svg:d="m5500 17806h11900">
          <text:p/>
        </draw:connector>
        <draw:connector draw:style-name="gr14" draw:text-style-name="P1" draw:layer="layout" draw:type="line" svg:x1="5.5cm" svg:y1="18.764cm" svg:x2="17.4cm" svg:y2="18.764cm" draw:start-shape="id22" draw:start-glue-point="1" draw:end-shape="id23" svg:d="m5500 18764h11900">
          <text:p/>
        </draw:connector>
        <draw:connector draw:style-name="gr10" draw:text-style-name="P1" draw:layer="layout" draw:type="line" svg:x1="5.5cm" svg:y1="15.368cm" svg:x2="17.4cm" svg:y2="14.932cm" draw:start-shape="id10" draw:start-glue-point="1" draw:end-shape="id24" draw:end-glue-point="3" svg:d="m5500 15368 11900-436">
          <text:p/>
        </draw:connector>
        <draw:connector draw:style-name="gr10" draw:text-style-name="P1" draw:layer="layout" draw:type="line" svg:x1="5.5cm" svg:y1="15.368cm" svg:x2="17.4cm" svg:y2="15.89cm" draw:start-shape="id10" draw:start-glue-point="1" draw:end-shape="id25" draw:end-glue-point="3" svg:d="m5500 15368 11900 522">
          <text:p/>
        </draw:connector>
        <draw:connector draw:style-name="gr10" draw:text-style-name="P1" draw:layer="layout" draw:type="line" svg:x1="5.5cm" svg:y1="15.368cm" svg:x2="17.4cm" svg:y2="16.848cm" draw:start-shape="id10" draw:start-glue-point="1" draw:end-shape="id26" svg:d="m5500 15368 11900 1480">
          <text:p/>
        </draw:connector>
        <draw:connector draw:style-name="gr10" draw:text-style-name="P1" draw:layer="layout" draw:type="line" svg:x1="13.8cm" svg:y1="11.622cm" svg:x2="17.4cm" svg:y2="14.932cm" draw:start-shape="id14" draw:start-glue-point="1" draw:end-shape="id24" draw:end-glue-point="3" svg:d="m13800 11622 3600 3310">
          <text:p/>
        </draw:connector>
        <draw:connector draw:style-name="gr10" draw:text-style-name="P1" draw:layer="layout" draw:type="line" svg:x1="13.8cm" svg:y1="11.622cm" svg:x2="17.4cm" svg:y2="15.89cm" draw:start-shape="id14" draw:start-glue-point="1" draw:end-shape="id25" draw:end-glue-point="3" svg:d="m13800 11622 3600 4268">
          <text:p/>
        </draw:connector>
        <draw:connector draw:style-name="gr10" draw:text-style-name="P1" draw:layer="layout" draw:type="line" svg:x1="13.8cm" svg:y1="11.622cm" svg:x2="17.4cm" svg:y2="16.848cm" draw:start-shape="id14" draw:start-glue-point="1" draw:end-shape="id26" draw:end-glue-point="3" svg:d="m13800 11622 3600 5226">
          <text:p/>
        </draw:connector>
        <draw:connector draw:style-name="gr10" draw:text-style-name="P1" draw:layer="layout" draw:type="line" svg:x1="13.8cm" svg:y1="12.581cm" svg:x2="17.4cm" svg:y2="14.932cm" draw:start-shape="id11" draw:start-glue-point="1" draw:end-shape="id24" draw:end-glue-point="3" svg:d="m13800 12581 3600 2351">
          <text:p/>
        </draw:connector>
        <draw:connector draw:style-name="gr10" draw:text-style-name="P1" draw:layer="layout" draw:type="line" svg:x1="13.8cm" svg:y1="12.581cm" svg:x2="17.4cm" svg:y2="15.89cm" draw:start-shape="id11" draw:start-glue-point="1" draw:end-shape="id25" draw:end-glue-point="3" svg:d="m13800 12581 3600 3309">
          <text:p/>
        </draw:connector>
        <draw:connector draw:style-name="gr10" draw:text-style-name="P1" draw:layer="layout" draw:type="line" svg:x1="13.8cm" svg:y1="12.581cm" svg:x2="17.4cm" svg:y2="16.848cm" draw:start-shape="id11" draw:start-glue-point="1" draw:end-shape="id26" draw:end-glue-point="3" svg:d="m13800 12581 3600 4267">
          <text:p/>
        </draw:connector>
        <draw:connector draw:style-name="gr10" draw:text-style-name="P1" draw:layer="layout" draw:type="line" svg:x1="13.8cm" svg:y1="13.538cm" svg:x2="17.4cm" svg:y2="14.932cm" draw:start-shape="id12" draw:start-glue-point="1" draw:end-shape="id24" draw:end-glue-point="3" svg:d="m13800 13538 3600 1394">
          <text:p/>
        </draw:connector>
        <draw:connector draw:style-name="gr10" draw:text-style-name="P1" draw:layer="layout" draw:type="line" svg:x1="13.8cm" svg:y1="13.538cm" svg:x2="17.4cm" svg:y2="15.89cm" draw:start-shape="id12" draw:start-glue-point="1" draw:end-shape="id25" draw:end-glue-point="3" svg:d="m13800 13538 3600 2352">
          <text:p/>
        </draw:connector>
        <draw:connector draw:style-name="gr10" draw:text-style-name="P1" draw:layer="layout" draw:type="line" svg:x1="13.8cm" svg:y1="13.538cm" svg:x2="17.4cm" svg:y2="16.848cm" draw:start-shape="id12" draw:start-glue-point="1" draw:end-shape="id26" draw:end-glue-point="3" svg:d="m13800 13538 3600 3310">
          <text:p/>
        </draw:connector>
        <draw:connector draw:style-name="gr10" draw:text-style-name="P1" draw:layer="layout" draw:type="line" svg:x1="5.5cm" svg:y1="10.577cm" svg:x2="9.3cm" svg:y2="11.622cm" draw:start-shape="id6" draw:start-glue-point="1" draw:end-shape="id14" draw:end-glue-point="3" svg:d="m5500 10577 3800 1045">
          <text:p/>
        </draw:connector>
        <draw:frame draw:style-name="gr15" draw:text-style-name="P3" xml:id="id27" draw:id="id27" draw:layer="layout" svg:width="4cm" svg:height="1.199cm" svg:x="24cm" svg:y="10.071cm">
          <draw:text-box>
            <text:p text:style-name="P3"><text:span text:style-name="T4">Climatisation </text:span></text:p>
            <text:p text:style-name="P3"><text:span text:style-name="T4">Pompes à chaleur</text:span></text:p>
          </draw:text-box>
        </draw:frame>
        <draw:frame draw:style-name="gr9" draw:text-style-name="P3" draw:layer="layout" svg:width="6cm" svg:height="0.725cm" svg:x="22cm" svg:y="11.709cm">
          <draw:text-box>
            <text:p text:style-name="P3"><text:span text:style-name="T4">Climatisation &lt; 15 kW</text:span></text:p>
          </draw:text-box>
        </draw:frame>
        <draw:frame draw:style-name="gr9" draw:text-style-name="P3" draw:layer="layout" svg:width="6cm" svg:height="0.725cm" svg:x="22cm" svg:y="7.704cm">
          <draw:text-box>
            <text:p text:style-name="P3"><text:span text:style-name="T4">Climatisation automobile</text:span></text:p>
          </draw:text-box>
        </draw:frame>
        <draw:frame draw:style-name="gr15" draw:text-style-name="P3" xml:id="id28" draw:id="id28" draw:layer="layout" svg:width="3cm" svg:height="1.199cm" svg:x="24cm" svg:y="12.915cm">
          <draw:text-box>
            <text:p text:style-name="P3"><text:span text:style-name="T4">Réfrigération</text:span></text:p>
            <text:p text:style-name="P3"><text:span text:style-name="T4">Climatisation </text:span></text:p>
          </draw:text-box>
        </draw:frame>
        <draw:frame draw:style-name="gr16" draw:text-style-name="P3" draw:layer="layout" svg:width="6cm" svg:height="1.199cm" svg:x="22cm" svg:y="16.327cm">
          <draw:text-box>
            <text:p text:style-name="P3"><text:span text:style-name="T4">Réfrigération</text:span></text:p>
            <text:p text:style-name="P3"><text:span text:style-name="T4">Congélation</text:span></text:p>
          </draw:text-box>
        </draw:frame>
        <draw:frame draw:style-name="gr9" draw:text-style-name="P3" draw:layer="layout" svg:width="6cm" svg:height="0.725cm" svg:x="22cm" svg:y="17.459cm">
          <draw:text-box>
            <text:p text:style-name="P3"><text:span text:style-name="T4">Basses températures </text:span></text:p>
          </draw:text-box>
        </draw:frame>
        <draw:frame draw:style-name="gr9" draw:text-style-name="P3" draw:layer="layout" svg:width="6cm" svg:height="0.725cm" svg:x="22cm" svg:y="18.417cm">
          <draw:text-box>
            <text:p text:style-name="P3"><text:span text:style-name="T4">Très basses températures </text:span></text:p>
          </draw:text-box>
        </draw:frame>
        <draw:connector draw:style-name="gr10" draw:text-style-name="P1" draw:layer="layout" draw:type="line" svg:x1="21.9cm" svg:y1="10.141cm" svg:x2="24cm" svg:y2="10.67cm" draw:start-shape="id15" draw:start-glue-point="1" draw:end-shape="id27" draw:end-glue-point="3" svg:d="m21900 10141 2100 529">
          <text:p/>
        </draw:connector>
        <draw:connector draw:style-name="gr10" draw:text-style-name="P1" draw:layer="layout" draw:type="line" svg:x1="21.9cm" svg:y1="11.1cm" svg:x2="24cm" svg:y2="10.67cm" draw:start-shape="id16" draw:start-glue-point="1" draw:end-shape="id27" draw:end-glue-point="3" svg:d="m21900 11100 2100-430">
          <text:p/>
        </draw:connector>
        <draw:connector draw:style-name="gr10" draw:text-style-name="P1" draw:layer="layout" draw:type="line" svg:x1="21.9cm" svg:y1="13.016cm" svg:x2="24cm" svg:y2="13.514cm" draw:start-shape="id18" draw:start-glue-point="1" draw:end-shape="id28" svg:d="m21900 13016 2100 498">
          <text:p/>
        </draw:connector>
        <draw:connector draw:style-name="gr10" draw:text-style-name="P1" draw:layer="layout" draw:type="line" svg:x1="21.9cm" svg:y1="13.974cm" svg:x2="24cm" svg:y2="13.514cm" draw:start-shape="id19" draw:start-glue-point="1" draw:end-shape="id28" draw:end-glue-point="3" svg:d="m21900 13974 2100-460">
          <text:p/>
        </draw:connector>
        <draw:custom-shape draw:style-name="gr17" draw:text-style-name="P1" draw:layer="layout" svg:width="6.5cm" svg:height="2cm" svg:x="1cm" svg:y="1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opacity draw:name="Transparency_20_1" draw:display-name="Transparency 1" draw:style="linear" draw:start="100%" draw:end="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8T20:07:22</meta:creation-date>
    <dc:date>2011-06-18T22:28:06</dc:date>
    <meta:editing-duration>PT1H19M14S</meta:editing-duration>
    <meta:editing-cycles>4</meta:editing-cycles>
    <meta:generator>LibreOffice/3.3$Linux LibreOffice_project/330m19$Build-202</meta:generator>
    <meta:document-statistic meta:object-count="76"/>
  </office:meta>
</office:document-meta>
</file>